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829000004450CC4F751.png"/>
  <manifest:file-entry manifest:media-type="image/png" manifest:full-path="Pictures/10000201000000C900000069D8B5756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Bitstream Vera Sans1" svg:font-family="'Bitstream Vera Sans'" style:font-pitch="variable"/>
    <style:font-face style:name="Mincho" svg:font-family="Mincho" style:font-pitch="variable"/>
    <style:font-face style:name="Nimbus Roman No9 L1" svg:font-family="'Nimbus Roman No9 L'" style:font-pitch="variable"/>
    <style:font-face style:name="Nimbus Sans L" svg:font-family="'Nimbus Sans L'" style:font-adornments="Predeterminado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Header">
      <style:paragraph-properties fo:margin-left="0cm" fo:margin-right="0cm" fo:line-height="100%" fo:text-indent="0cm" style:auto-text-indent="false">
        <style:tab-stops>
          <style:tab-stop style:position="6.403cm" style:type="center"/>
          <style:tab-stop style:position="12.654cm" style:type="right"/>
          <style:tab-stop style:position="16.999cm" style:type="right"/>
        </style:tab-stops>
      </style:paragraph-properties>
    </style:style>
    <style:style style:name="P3" style:family="paragraph" style:parent-style-name="Header">
      <style:paragraph-properties fo:margin-left="0cm" fo:margin-right="0cm" fo:line-height="100%" fo:text-indent="0cm" style:auto-text-indent="false">
        <style:tab-stops>
          <style:tab-stop style:position="6.481cm" style:type="center"/>
          <style:tab-stop style:position="12.693cm" style:type="right"/>
          <style:tab-stop style:position="16.999cm" style:type="right"/>
        </style:tab-stops>
      </style:paragraph-properties>
    </style:style>
    <style:style style:name="P4" style:family="paragraph" style:parent-style-name="IGLUES._20_Centrado" style:master-page-name="iglues_5f_0_20_blanca">
      <style:paragraph-properties style:page-number="auto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Nimbus Roman No9 L1" style:font-name-asian="Nimbus Roman No9 L1" style:font-name-complex="Nimbus Roman No9 L1"/>
    </style:style>
    <style:style style:name="T3" style:family="text">
      <style:text-properties style:font-name="Nimbus Roman No9 L1" fo:font-size="14pt" style:font-name-asian="Nimbus Roman No9 L1" style:font-size-asian="14pt" style:font-name-complex="Nimbus Roman No9 L1" style:font-size-complex="1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IGLUES._20_Centrado"/>
      <text:p text:style-name="IGLUES._20_Centrado"/>
      <text:p text:style-name="IGLUES._20_Centrado"/>
      <text:p text:style-name="IGLUES._20_Centrado"/>
      <text:p text:style-name="IGLUES._20_Centrado">RECETAS</text:p>
      <text:p text:style-name="IGLUES._20_Centrado"/>
      <text:p text:style-name="IGLUES._20_Centrado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Bitstream Vera Sans1" svg:font-family="'Bitstream Vera Sans'" style:font-pitch="variable"/>
    <style:font-face style:name="Mincho" svg:font-family="Mincho" style:font-pitch="variable"/>
    <style:font-face style:name="Nimbus Roman No9 L1" svg:font-family="'Nimbus Roman No9 L'" style:font-pitch="variable"/>
    <style:font-face style:name="Nimbus Sans L" svg:font-family="'Nimbus Sans L'" style:font-adornments="Predeterminado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font-name-asian="Bitstream Vera Sans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left="0cm" fo:margin-right="0cm" fo:text-align="justify" style:justify-single-word="false" fo:hyphenation-ladder-count="3" fo:text-indent="0.499cm" style:auto-text-indent="true" style:page-number="auto"/>
      <style:text-properties fo:font-size="10.5pt" fo:hyphenate="true" fo:hyphenation-remain-char-count="3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register-true="true"/>
    </style:style>
    <style:style style:name="Signature" style:family="paragraph" style:parent-style-name="Standard" style:class="text">
      <style:paragraph-properties fo:margin-left="0cm" fo:margin-right="0cm" fo:text-align="center" style:justify-single-word="false" fo:text-indent="0cm" style:auto-text-indent="false" text:number-lines="false" text:line-number="0"/>
      <style:text-properties fo:font-variant="small-caps" fo:font-size="14pt" fo:font-style="italic"/>
    </style:style>
    <style:style style:name="List_20_Indent" style:display-name="List Indent" style:family="paragraph" style:parent-style-name="Text_20_body" style:class="text">
      <style:paragraph-properties fo:margin-left="5.001cm" fo:margin-right="0cm" style:register-true="true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fo:text-indent="-0.499cm" style:auto-text-indent="false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variant="small-caps"/>
    </style:style>
    <style:style style:name="Footer" style:family="paragraph" style:parent-style-name="Standard" style:class="extra" style:master-page-name="">
      <style:paragraph-properties style:page-number="auto" fo:background-color="transparent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10.5pt" style:letter-kerning="true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 style:master-page-name="">
      <style:paragraph-properties fo:margin-left="0cm" fo:margin-right="0cm" fo:text-align="center" style:justify-single-word="false" fo:hyphenation-ladder-count="3" fo:text-indent="0cm" style:auto-text-indent="false" style:page-number="auto"/>
      <style:text-properties fo:font-size="24pt" fo:font-weight="bold" style:font-size-asian="18pt" style:font-weight-asian="bold" style:font-size-complex="18pt" style:font-weight-complex="bold" fo:hyphenate="false" fo:hyphenation-remain-char-count="3" fo:hyphenation-push-char-count="2"/>
    </style:style>
    <style:style style:name="Subtitle" style:family="paragraph" style:parent-style-name="Heading" style:next-style-name="Text_20_body" style:class="chapter" style:master-page-name="">
      <style:paragraph-properties fo:margin-left="0cm" fo:margin-right="0cm" fo:text-align="center" style:justify-single-word="false" fo:hyphenation-ladder-count="3" fo:text-indent="0cm" style:auto-text-indent="false" style:page-number="auto"/>
      <style:text-properties fo:font-size="16pt" fo:font-style="normal" style:font-size-asian="14pt" style:font-style-asian="italic" style:font-size-complex="14pt" style:font-style-complex="italic" fo:hyphenate="false" fo:hyphenation-remain-char-count="3" fo:hyphenation-push-char-count="2"/>
    </style:style>
    <style:style style:name="IGLUES._20_Capitulo_20_1" style:display-name="IGLUES. Capitulo 1" style:family="paragraph" style:parent-style-name="Standard" style:master-page-name="">
      <style:paragraph-properties fo:margin-left="0cm" fo:margin-right="0cm" fo:margin-top="0cm" fo:margin-bottom="0cm" fo:text-align="start" style:justify-single-word="false" fo:keep-together="always" fo:hyphenation-ladder-count="3" style:register-true="false" fo:text-indent="0cm" style:auto-text-indent="false" style:page-number="auto" fo:break-before="auto" fo:break-after="auto" fo:background-color="transparent">
        <style:tab-stops/>
        <style:background-image/>
      </style:paragraph-properties>
      <style:text-properties fo:color="#000080" fo:font-size="12pt" fo:font-weight="bold" style:letter-kerning="true" fo:hyphenate="false" fo:hyphenation-remain-char-count="3" fo:hyphenation-push-char-count="2"/>
    </style:style>
    <style:style style:name="IGLUES._20_Lista" style:display-name="IGLUES. Lista" style:family="paragraph" style:parent-style-name="Standard" style:master-page-name="">
      <style:paragraph-properties fo:margin-left="0.499cm" fo:margin-right="0cm" fo:hyphenation-ladder-count="3" style:register-true="false" fo:text-indent="0cm" style:auto-text-indent="false" style:page-number="auto"/>
      <style:text-properties style:letter-kerning="true" fo:hyphenate="false" fo:hyphenation-remain-char-count="3" fo:hyphenation-push-char-count="2"/>
    </style:style>
    <style:style style:name="IGLUES._20_Parrafo" style:display-name="IGLUES. Parrafo" style:family="paragraph" style:parent-style-name="Standard">
      <style:paragraph-properties style:register-true="false" fo:background-color="transparent">
        <style:tab-stops/>
        <style:background-image/>
      </style:paragraph-properties>
      <style:text-properties style:letter-kerning="true"/>
    </style:style>
    <style:style style:name="Default_7e_LT_7e_Untertitel" style:display-name="Default~LT~Untertitel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/>
    </style:style>
    <style:style style:name="Default_7e_LT_7e_Gliederung_20_1" style:display-name="Default~LT~Gliederung 1" style:family="paragraph" style:parent-style-name="Standard">
      <style:paragraph-properties fo:margin-left="1.199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/>
    </style:style>
    <style:style style:name="IGLUES._20_Centrado" style:display-name="IGLUES. Centrado" style:family="paragraph" style:parent-style-name="IGLUES._20_Parrafo">
      <style:paragraph-properties fo:margin-left="0cm" fo:margin-right="0cm" fo:text-align="center" style:justify-single-word="false" fo:text-indent="0cm" style:auto-text-indent="false"/>
    </style:style>
    <style:style style:name="IGLUES._20_Capitulo_20_1.1" style:display-name="IGLUES. Capitulo 1.1" style:family="paragraph" style:parent-style-name="IGLUES._20_Capitulo_20_1">
      <style:text-properties fo:font-style="italic" fo:font-weight="normal" style:letter-kerning="true"/>
    </style:style>
    <style:style style:name="IGLUES._20_Comandos" style:display-name="IGLUES. Comandos" style:family="paragraph" style:parent-style-name="IGLUES._20_Parrafo" style:next-style-name="IGLUES._20_Parrafo" style:master-page-name="">
      <style:paragraph-properties fo:margin-left="0.499cm" fo:margin-right="0.499cm" fo:text-align="start" style:justify-single-word="false" fo:hyphenation-ladder-count="3" fo:text-indent="0cm" style:auto-text-indent="false" style:page-number="auto" fo:background-color="transparent" fo:padding="0.049cm" fo:border="0.035cm solid #000080">
        <style:tab-stops/>
        <style:background-image/>
      </style:paragraph-properties>
      <style:text-properties style:font-name="Nimbus Sans L" fo:font-size="10.5pt" fo:hyphenate="false" fo:hyphenation-remain-char-count="3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MP2" style:family="paragraph" style:parent-style-name="Header">
      <style:paragraph-properties fo:margin-left="0cm" fo:margin-right="0cm" fo:line-height="100%" fo:text-indent="0cm" style:auto-text-indent="false">
        <style:tab-stops>
          <style:tab-stop style:position="6.403cm" style:type="center"/>
          <style:tab-stop style:position="12.654cm" style:type="right"/>
          <style:tab-stop style:position="16.999cm" style:type="right"/>
        </style:tab-stops>
      </style:paragraph-properties>
    </style:style>
    <style:style style:name="MP3" style:family="paragraph" style:parent-style-name="Header">
      <style:paragraph-properties fo:margin-left="0cm" fo:margin-right="0cm" fo:line-height="100%" fo:text-indent="0cm" style:auto-text-indent="false">
        <style:tab-stops>
          <style:tab-stop style:position="6.481cm" style:type="center"/>
          <style:tab-stop style:position="12.693cm" style:type="right"/>
          <style:tab-stop style:position="16.999cm" style:type="right"/>
        </style:tab-stops>
      </style:paragraph-properties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style style:name="MT2" style:family="text">
      <style:text-properties style:font-name="Nimbus Roman No9 L1" style:font-name-asian="Nimbus Roman No9 L1" style:font-name-complex="Nimbus Roman No9 L1"/>
    </style:style>
    <style:style style:name="MT3" style:family="text">
      <style:text-properties style:font-name="Nimbus Roman No9 L1" fo:font-size="14pt" style:font-name-asian="Nimbus Roman No9 L1" style:font-size-asian="14pt" style:font-name-complex="Nimbus Roman No9 L1" style:font-size-complex="14pt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>
        <style:background-image/>
        <style:columns fo:column-count="1" fo:column-gap="0cm"/>
      </style:graphic-properties>
    </style:style>
    <style:style style:name="M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16.251cm" fo:page-height="22.5cm" style:num-format="1" style:print-orientation="portrait" fo:margin-top="2cm" fo:margin-bottom="1.9cm" fo:margin-left="2cm" fo:margin-right="1.499cm" style:register-truth-ref-style-name="List_20_Indent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4.999cm" fo:margin-left="0cm" fo:margin-right="0cm" fo:margin-top="0.499cm" style:dynamic-spacing="false"/>
      </style:footer-style>
    </style:page-layout>
    <style:page-layout style:name="Mpm3" style:page-usage="mirrored">
      <style:page-layout-properties fo:page-width="16.251cm" fo:page-height="22.5cm" style:num-format="1" style:print-orientation="portrait" fo:margin-top="2cm" fo:margin-bottom="1.9cm" fo:margin-left="2cm" fo:margin-right="1.499cm" style:register-truth-ref-style-name="List_20_Indent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16.251cm" fo:page-height="22.5cm" style:num-format="1" style:print-orientation="portrait" fo:margin-top="6.001cm" fo:margin-bottom="1.9cm" fo:margin-left="2cm" fo:margin-right="1.499cm" style:register-truth-ref-style-name="List_20_Indent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16.251cm" fo:page-height="22.5cm" style:num-format="1" style:print-orientation="portrait" fo:margin-top="2cm" fo:margin-bottom="1.9cm" fo:margin-left="2cm" fo:margin-right="1.499cm" style:register-truth-ref-style-name="Text_20_body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998cm" fo:margin-left="0cm" fo:margin-right="0cm" fo:margin-bottom="0.499cm" fo:border-top="none" fo:border-bottom="0.176cm solid #000080" fo:border-left="none" fo:border-right="none" fo:padding="0.049cm" style:dynamic-spacing="false"/>
      </style:header-style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glues_5f_1_20_Portadilla" style:display-name="iglues_1 Portadilla" style:page-layout-name="Mpm2">
      <style:footer>
        <text:p text:style-name="Footer"><draw:frame draw:style-name="Mfr1" draw:name="Marco1" text:anchor-type="paragraph" svg:x="0.399cm" svg:y="0cm" svg:width="11.668cm" svg:height="4.202cm" draw:z-index="0"><draw:text-box><text:p text:style-name="MP1"><draw:frame draw:style-name="Mfr2" draw:name="Imagen4" text:anchor-type="as-char" svg:width="6.706cm" svg:height="3.508cm" draw:z-index="0"><draw:image xlink:href="Pictures/1000020100000829000004450CC4F751.png" xlink:type="simple" xlink:show="embed" xlink:actuate="onLoad"/></draw:frame></text:p><text:p text:style-name="MP1">[<text:span text:style-name="MT1">I</text:span>niciativa de <text:span text:style-name="MT1">G</text:span>estión <text:span text:style-name="MT1">L</text:span>ibre y <text:span text:style-name="MT1">U</text:span>niversal para <text:span text:style-name="MT1">E</text:span>mpresas y <text:span text:style-name="MT1">S</text:span>ociedades]</text:p></draw:text-box></draw:frame></text:p>
      </style:footer>
    </style:master-page>
    <style:master-page style:name="iglues_5f_0_20_blanca" style:display-name="iglues_0 blanca" style:page-layout-name="Mpm3"/>
    <style:master-page style:name="iglues_5f_2_20_Capitulo_20_-_20_primera_20_pagina" style:display-name="iglues_2 Capitulo - primera pagina" style:page-layout-name="Mpm4" style:next-style-name="iglues_5f_3_20_Capitulo_20_-_20_recto-verso"/>
    <style:master-page style:name="iglues_5f_3_20_Capitulo_20_-_20_recto-verso" style:display-name="iglues_3 Capitulo - recto-verso" style:page-layout-name="Mpm5">
      <style:header>
        <text:p text:style-name="MP2"><draw:frame draw:style-name="Mfr3" draw:name="Imagen2" text:anchor-type="paragraph" svg:x="0.062cm" svg:y="0cm" svg:width="2.281cm" svg:height="1.191cm" draw:z-index="0"><draw:image xlink:href="Pictures/10000201000000C900000069D8B5756D.png" xlink:type="simple" xlink:show="embed" xlink:actuate="onLoad"/></draw:frame><text:title/><text:initial-creator/></text:p>
        <text:p text:style-name="MP2"><text:span text:style-name="MT2"><text:tab/>—</text:span> <text:initial-creator/><text:user-defined text:name="Info 1"/> <text:span text:style-name="MT2">—<text:tab/></text:span><text:span text:style-name="MT3"><text:page-number text:select-page="current"/></text:span></text:p>
      </style:header>
      <style:header-left>
        <text:p text:style-name="MP3"><draw:frame draw:style-name="Mfr3" draw:name="Imagen1" text:anchor-type="paragraph" svg:x="10.273cm" svg:y="0cm" svg:width="2.408cm" svg:height="1.258cm" draw:z-index="0"><draw:image xlink:href="Pictures/10000201000000C900000069D8B5756D.png" xlink:type="simple" xlink:show="embed" xlink:actuate="onLoad"/></draw:frame><text:span text:style-name="MT3"><text:title/></text:span><text:span text:style-name="MT3"><text:initial-creator/></text:span></text:p>
        <text:p text:style-name="MP3"><text:span text:style-name="MT3"><text:page-number text:select-page="current"/></text:span><text:span text:style-name="MT2"><text:tab/>—</text:span> <text:initial-creator/><text:user-defined text:name="Info 1"/> <text:span text:style-name="MT2">—<text:tab/></text:span></text:p>
      </style:header-left>
    </style:master-page>
    <style:master-page style:name="End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5-02-18T22:29:05</meta:creation-date>
    <dc:date>2005-03-09T11:57:50</dc:date>
    <dc:language>es-ES</dc:language>
    <meta:editing-cycles>8</meta:editing-cycles>
    <meta:editing-duration>PT29M23S</meta:editing-duration>
    <meta:document-statistic meta:character-count="98" meta:image-count="3" meta:object-count="0" meta:page-count="1" meta:paragraph-count="15" meta:table-count="0" meta:word-count="12"/>
    <meta:user-defined meta:name="Info 1"/>
    <meta:user-defined meta:name="Info 2"/>
    <meta:user-defined meta:name="Info 3"/>
    <meta:user-defined meta:name="Info 4"/>
  </office:meta>
</office:document-meta>
</file>